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" style:family="table-column">
      <style:table-column-properties fo:break-before="auto" style:column-width="17.71mm"/>
    </style:style>
    <style:style style:name="co22" style:family="table-column">
      <style:table-column-properties fo:break-before="auto" style:column-width="22.54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8.36mm"/>
    </style:style>
    <style:style style:name="co25" style:family="table-column">
      <style:table-column-properties fo:break-before="auto" style:column-width="28.9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17.3mm"/>
    </style:style>
    <style:style style:name="co28" style:family="table-column">
      <style:table-column-properties fo:break-before="auto" style:column-width="24.57mm"/>
    </style:style>
    <style:style style:name="co29" style:family="table-column">
      <style:table-column-properties fo:break-before="auto" style:column-width="17.53mm"/>
    </style:style>
    <style:style style:name="ro10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0.53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5" style:family="table" style:master-page-name="PageStyle_5f_PMT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/>
    <style:style style:name="ce95" style:family="table-cell" style:parent-style-name="Default">
      <style:table-cell-properties fo:padding="0.71mm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0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0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11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5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1" style:family="table-cell" style:parent-style-name="Default" style:data-style-name="N104">
      <style:table-cell-properties fo:background-color="#ccffcc" fo:padding="0.71mm"/>
    </style:style>
    <style:style style:name="ce132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34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35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37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95"/>
        <table:table-column table:style-name="co17" table:default-cell-style-name="ce95"/>
        <table:table-column table:style-name="co3" table:default-cell-style-name="ce95"/>
        <table:table-column table:style-name="co18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21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96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96"/>
          <table:table-cell table:style-name="ce113" office:value-type="percentage" office:value="0.08" calcext:value-type="percentage">
            <text:p>8%</text:p>
          </table:table-cell>
          <table:table-cell/>
          <table:table-cell table:style-name="ce96" office:value-type="string" calcext:value-type="string" table:number-columns-spanned="2" table:number-rows-spanned="1">
            <text:p>Wysokość kredytu:</text:p>
          </table:table-cell>
          <table:covered-table-cell table:style-name="ce96"/>
          <table:table-cell table:style-name="ce12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98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98"/>
          <table:table-cell table:style-name="ce114" office:value-type="string" calcext:value-type="string">
            <text:p>12 miesięcy</text:p>
          </table:table-cell>
          <table:table-cell/>
          <table:table-cell table:style-name="ce98" office:value-type="string" calcext:value-type="string" table:number-columns-spanned="2" table:number-rows-spanned="1">
            <text:p>Stan końcowy spłaty kredytu:</text:p>
          </table:table-cell>
          <table:covered-table-cell table:style-name="ce98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15">
          <table:table-cell table:style-name="ce4" table:number-columns-repeated="2"/>
          <table:table-cell table:style-name="ce107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107"/>
          <table:table-cell table:style-name="ce4"/>
          <table:table-cell table:style-name="ce118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18"/>
          <table:table-cell table:style-name="ce4" table:number-columns-repeated="1016"/>
        </table:table-row>
        <table:table-row table:style-name="ro16">
          <table:table-cell table:style-name="ce101" office:value-type="string" calcext:value-type="string">
            <text:p>miesiąc</text:p>
          </table:table-cell>
          <table:table-cell table:style-name="ce104"/>
          <table:table-cell table:style-name="ce108" office:value-type="string" calcext:value-type="string">
            <text:p>oprocentowanie</text:p>
          </table:table-cell>
          <table:table-cell table:style-name="ce115" office:value-type="string" calcext:value-type="string">
            <text:p>do spłaty</text:p>
          </table:table-cell>
          <table:table-cell/>
          <table:table-cell table:style-name="ce119" office:value-type="string" calcext:value-type="string">
            <text:p>podstawa oprocentowania</text:p>
          </table:table-cell>
          <table:table-cell table:style-name="ce123" office:value-type="string" calcext:value-type="string">
            <text:p>oprocentowanie</text:p>
          </table:table-cell>
          <table:table-cell table:style-name="ce129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102" office:value-type="float" office:value="0" calcext:value-type="float">
            <text:p>0</text:p>
          </table:table-cell>
          <table:table-cell/>
          <table:table-cell table:style-name="ce109"/>
          <table:table-cell table:style-name="ce116" table:formula="of:=kredyt1" office:value-type="float" office:value="10000" calcext:value-type="float">
            <text:p><text:s/>10 000,00 zł </text:p>
          </table:table-cell>
          <table:table-cell/>
          <table:table-cell table:style-name="ce120"/>
          <table:table-cell table:style-name="ce124"/>
          <table:table-cell table:style-name="ce130" table:formula="of:=kredyt1+[.H21]" office:value-type="float" office:value="9199.72994414842" calcext:value-type="float">
            <text:p><text:s/>9 199,73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" calcext:value-type="float">
            <text:p>1</text:p>
          </table:table-cell>
          <table:table-cell/>
          <table:table-cell table:style-name="ce110" table:formula="of:=[.D7]*stopa1/12" office:value-type="float" office:value="66.6666666666667" calcext:value-type="float">
            <text:p><text:s/>66,67 zł </text:p>
          </table:table-cell>
          <table:table-cell table:style-name="ce11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1"/>
          <table:table-cell table:style-name="ce125" table:formula="of:=[.H7]*stopa1/12" office:value-type="float" office:value="61.3315329609895" calcext:value-type="float">
            <text:p><text:s/>61,33 zł </text:p>
          </table:table-cell>
          <table:table-cell table:style-name="ce130" table:formula="of:=[.H7]+[.G8]+[.$H$21]" office:value-type="float" office:value="8460.79142125783" calcext:value-type="float">
            <text:p><text:s/>8 460,79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2" calcext:value-type="float">
            <text:p>2</text:p>
          </table:table-cell>
          <table:table-cell/>
          <table:table-cell table:style-name="ce110" table:formula="of:=[.D8]*stopa1/12" office:value-type="float" office:value="61.3118825054164" calcext:value-type="float">
            <text:p><text:s/>61,31 zł </text:p>
          </table:table-cell>
          <table:table-cell table:style-name="ce11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1"/>
          <table:table-cell table:style-name="ce125" table:formula="of:=[.H8]*stopa1/12" office:value-type="float" office:value="56.4052761417189" calcext:value-type="float">
            <text:p><text:s/>56,41 zł </text:p>
          </table:table-cell>
          <table:table-cell table:style-name="ce130" table:formula="of:=[.H8]+[.G9]+[.$H$21]" office:value-type="float" office:value="7716.92664154797" calcext:value-type="float">
            <text:p><text:s/>7 716,93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3" calcext:value-type="float">
            <text:p>3</text:p>
          </table:table-cell>
          <table:table-cell/>
          <table:table-cell table:style-name="ce110" table:formula="of:=[.D9]*stopa1/12" office:value-type="float" office:value="55.9213997830911" calcext:value-type="float">
            <text:p><text:s/>55,92 zł </text:p>
          </table:table-cell>
          <table:table-cell table:style-name="ce11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1"/>
          <table:table-cell table:style-name="ce125" table:formula="of:=[.H9]*stopa1/12" office:value-type="float" office:value="51.4461776103198" calcext:value-type="float">
            <text:p><text:s/>51,45 zł </text:p>
          </table:table-cell>
          <table:table-cell table:style-name="ce130" table:formula="of:=[.H9]+[.G10]+[.$H$21]" office:value-type="float" office:value="6968.10276330671" calcext:value-type="float">
            <text:p><text:s/>6 968,10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4" calcext:value-type="float">
            <text:p>4</text:p>
          </table:table-cell>
          <table:table-cell/>
          <table:table-cell table:style-name="ce110" table:formula="of:=[.D10]*stopa1/12" office:value-type="float" office:value="50.4949805092836" calcext:value-type="float">
            <text:p><text:s/>50,49 zł </text:p>
          </table:table-cell>
          <table:table-cell table:style-name="ce11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1"/>
          <table:table-cell table:style-name="ce125" table:formula="of:=[.H10]*stopa1/12" office:value-type="float" office:value="46.4540184220447" calcext:value-type="float">
            <text:p><text:s/>46,45 zł </text:p>
          </table:table-cell>
          <table:table-cell table:style-name="ce130" table:formula="of:=[.H10]+[.G11]+[.$H$21]" office:value-type="float" office:value="6214.28672587718" calcext:value-type="float">
            <text:p><text:s/>6 214,29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5" calcext:value-type="float">
            <text:p>5</text:p>
          </table:table-cell>
          <table:table-cell/>
          <table:table-cell table:style-name="ce110" table:formula="of:=[.D11]*stopa1/12" office:value-type="float" office:value="45.0323851069841" calcext:value-type="float">
            <text:p><text:s/>45,03 zł </text:p>
          </table:table-cell>
          <table:table-cell table:style-name="ce11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1"/>
          <table:table-cell table:style-name="ce125" table:formula="of:=[.H11]*stopa1/12" office:value-type="float" office:value="41.4285781725145" calcext:value-type="float">
            <text:p><text:s/>41,43 zł </text:p>
          </table:table-cell>
          <table:table-cell table:style-name="ce130" table:formula="of:=[.H11]+[.G12]+[.$H$21]" office:value-type="float" office:value="5455.44524819811" calcext:value-type="float">
            <text:p><text:s/>5 455,45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6" calcext:value-type="float">
            <text:p>6</text:p>
          </table:table-cell>
          <table:table-cell/>
          <table:table-cell table:style-name="ce110" table:formula="of:=[.D12]*stopa1/12" office:value-type="float" office:value="39.5333724020026" calcext:value-type="float">
            <text:p><text:s/>39,53 zł </text:p>
          </table:table-cell>
          <table:table-cell table:style-name="ce11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1"/>
          <table:table-cell table:style-name="ce125" table:formula="of:=[.H12]*stopa1/12" office:value-type="float" office:value="36.3696349879874" calcext:value-type="float">
            <text:p><text:s/>36,37 zł </text:p>
          </table:table-cell>
          <table:table-cell table:style-name="ce130" table:formula="of:=[.H12]+[.G13]+[.$H$21]" office:value-type="float" office:value="4691.54482733452" calcext:value-type="float">
            <text:p><text:s/>4 691,54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7" calcext:value-type="float">
            <text:p>7</text:p>
          </table:table-cell>
          <table:table-cell/>
          <table:table-cell table:style-name="ce110" table:formula="of:=[.D13]*stopa1/12" office:value-type="float" office:value="33.9976996123212" calcext:value-type="float">
            <text:p><text:s/>34,00 zł </text:p>
          </table:table-cell>
          <table:table-cell table:style-name="ce11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1"/>
          <table:table-cell table:style-name="ce125" table:formula="of:=[.H13]*stopa1/12" office:value-type="float" office:value="31.2769655155634" calcext:value-type="float">
            <text:p><text:s/>31,28 zł </text:p>
          </table:table-cell>
          <table:table-cell table:style-name="ce130" table:formula="of:=[.H13]+[.G14]+[.$H$21]" office:value-type="float" office:value="3922.5517369985" calcext:value-type="float">
            <text:p><text:s/>3 922,55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8" calcext:value-type="float">
            <text:p>8</text:p>
          </table:table-cell>
          <table:table-cell/>
          <table:table-cell table:style-name="ce110" table:formula="of:=[.D14]*stopa1/12" office:value-type="float" office:value="28.4251223373753" calcext:value-type="float">
            <text:p><text:s/>28,43 zł </text:p>
          </table:table-cell>
          <table:table-cell table:style-name="ce11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1"/>
          <table:table-cell table:style-name="ce125" table:formula="of:=[.H14]*stopa1/12" office:value-type="float" office:value="26.1503449133233" calcext:value-type="float">
            <text:p><text:s/>26,15 zł </text:p>
          </table:table-cell>
          <table:table-cell table:style-name="ce130" table:formula="of:=[.H14]+[.G15]+[.$H$21]" office:value-type="float" office:value="3148.43202606024" calcext:value-type="float">
            <text:p><text:s/>3 148,43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9" calcext:value-type="float">
            <text:p>9</text:p>
          </table:table-cell>
          <table:table-cell/>
          <table:table-cell table:style-name="ce110" table:formula="of:=[.D15]*stopa1/12" office:value-type="float" office:value="22.815394547263" calcext:value-type="float">
            <text:p><text:s/>22,82 zł </text:p>
          </table:table-cell>
          <table:table-cell table:style-name="ce11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1"/>
          <table:table-cell table:style-name="ce125" table:formula="of:=[.H15]*stopa1/12" office:value-type="float" office:value="20.9895468404016" calcext:value-type="float">
            <text:p><text:s/>20,99 zł </text:p>
          </table:table-cell>
          <table:table-cell table:style-name="ce130" table:formula="of:=[.H15]+[.G16]+[.$H$21]" office:value-type="float" office:value="2369.15151704907" calcext:value-type="float">
            <text:p><text:s/>2 369,15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0" calcext:value-type="float">
            <text:p>10</text:p>
          </table:table-cell>
          <table:table-cell/>
          <table:table-cell table:style-name="ce110" table:formula="of:=[.D16]*stopa1/12" office:value-type="float" office:value="17.1682685718834" calcext:value-type="float">
            <text:p><text:s/>17,17 zł </text:p>
          </table:table-cell>
          <table:table-cell table:style-name="ce11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1"/>
          <table:table-cell table:style-name="ce125" table:formula="of:=[.H16]*stopa1/12" office:value-type="float" office:value="15.7943434469938" calcext:value-type="float">
            <text:p><text:s/>15,79 zł </text:p>
          </table:table-cell>
          <table:table-cell table:style-name="ce130" table:formula="of:=[.H16]+[.G17]+[.$H$21]" office:value-type="float" office:value="1584.67580464448" calcext:value-type="float">
            <text:p><text:s/>1 584,68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1" calcext:value-type="float">
            <text:p>11</text:p>
          </table:table-cell>
          <table:table-cell/>
          <table:table-cell table:style-name="ce110" table:formula="of:=[.D17]*stopa1/12" office:value-type="float" office:value="11.4834950900012" calcext:value-type="float">
            <text:p><text:s/>11,48 zł </text:p>
          </table:table-cell>
          <table:table-cell table:style-name="ce11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1"/>
          <table:table-cell table:style-name="ce125" table:formula="of:=[.H17]*stopa1/12" office:value-type="float" office:value="10.5645053642965" calcext:value-type="float">
            <text:p><text:s/>10,56 zł </text:p>
          </table:table-cell>
          <table:table-cell table:style-name="ce130" table:formula="of:=[.H17]+[.G18]+[.$H$21]" office:value-type="float" office:value="794.970254157197" calcext:value-type="float">
            <text:p><text:s/>794,97 zł </text:p>
          </table:table-cell>
          <table:table-cell table:number-columns-repeated="1016"/>
        </table:table-row>
        <table:table-row table:style-name="ro17">
          <table:table-cell table:style-name="ce103" office:value-type="float" office:value="12" calcext:value-type="float">
            <text:p>12</text:p>
          </table:table-cell>
          <table:table-cell/>
          <table:table-cell table:style-name="ce110" table:formula="of:=[.D18]*stopa1/12" office:value-type="float" office:value="5.76082311823982" calcext:value-type="float">
            <text:p><text:s/>5,76 zł </text:p>
          </table:table-cell>
          <table:table-cell table:style-name="ce116" table:formula="of:=[.D18]+[.C19]+[.$D$21]" office:value-type="float" office:value="0" calcext:value-type="float">
            <text:p><text:s/>- zł </text:p>
          </table:table-cell>
          <table:table-cell/>
          <table:table-cell table:style-name="ce121"/>
          <table:table-cell table:style-name="ce125" table:formula="of:=[.H18]*stopa1/12" office:value-type="float" office:value="5.29980169438131" calcext:value-type="float">
            <text:p><text:s/>5,30 zł </text:p>
          </table:table-cell>
          <table:table-cell table:style-name="ce130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11" table:number-columns-repeated="2"/>
          <table:table-cell/>
          <table:table-cell table:style-name="ce122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131" table:formula="of:=PMT(stopa1/12;13;kredyt1;koniec1;1)" office:value-type="currency" office:currency="PLN" office:value="-800.27005585158" calcext:value-type="currency">
            <text:p>-800,27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ce95"/>
        <table:table-column table:style-name="co24" table:default-cell-style-name="ce95"/>
        <table:table-column table:style-name="co25" table:default-cell-style-name="ce57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number-columns-repeated="251" table:default-cell-style-name="ce95"/>
        <table:table-column table:style-name="co29" table:number-columns-repeated="767" table:default-cell-style-name="Default"/>
        <table:table-row table:style-name="ro19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20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1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2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3" table:number-rows-repeated="104855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21:31:00.34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21:43:29.594000000</dc:date>
    <meta:editing-cycles>14</meta:editing-cycles>
    <meta:editing-duration>P11DT14H5M16S</meta:editing-duration>
    <meta:generator>LibreOffice/5.3.3.2$Windows_x86 LibreOffice_project/3d9a8b4b4e538a85e0782bd6c2d430bafe583448</meta:generator>
    <meta:document-statistic meta:table-count="4" meta:cell-count="153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